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2F000005C6729F44FDD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6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11" style:family="table-row">
      <style:table-row-properties style:min-row-height="0.706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55cm" fo:margin-left="0.635cm" fo:margin-right="8.708cm" table:align="margins" style:writing-mode="lr-tb"/>
    </style:style>
    <style:style style:name="Table1.A" style:family="table-column">
      <style:table-column-properties style:column-width="7.65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9" style:family="paragraph" style:parent-style-name="RUP_20_Tabela">
      <style:paragraph-properties style:snap-to-layout-grid="false"/>
      <style:text-properties fo:language="pt" fo:country="BR"/>
    </style:style>
    <style:style style:name="P10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1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3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4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5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6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7" style:family="paragraph" style:parent-style-name="Title">
      <style:text-properties fo:language="pt" fo:country="BR" fo:font-weight="normal" style:font-weight-asian="normal"/>
    </style:style>
    <style:style style:name="P18" style:family="paragraph" style:parent-style-name="Title">
      <style:text-properties fo:font-size="16pt" fo:language="pt" fo:country="BR" style:font-size-asian="16pt" style:font-size-complex="16pt"/>
    </style:style>
    <style:style style:name="P19" style:family="paragraph" style:parent-style-name="Title">
      <style:text-properties fo:color="#99cc00" fo:font-size="16pt" fo:language="pt" fo:country="BR" style:font-size-asian="16pt" style:font-size-complex="16pt"/>
    </style:style>
    <style:style style:name="P2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top="0.423cm" fo:margin-bottom="0cm" fo:text-align="end" style:justify-single-word="false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7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8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margin-top="0.106cm" fo:margin-bottom="0.106cm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5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6" style:family="paragraph" style:parent-style-name="Standard">
      <style:paragraph-properties fo:margin-left="0cm" fo:margin-right="9.617cm" fo:text-indent="0cm" style:auto-text-indent="false"/>
    </style:style>
    <style:style style:name="P47" style:family="paragraph" style:parent-style-name="RUP_20_Corpo_20_1">
      <style:text-properties fo:color="#008000" fo:language="pt" fo:country="BR"/>
    </style:style>
    <style:style style:name="P48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Arial" style:font-size-complex="10pt"/>
    </style:style>
    <style:style style:name="P51" style:family="paragraph" style:parent-style-name="Standard" style:master-page-name="Standard">
      <style:paragraph-properties style:page-number="auto"/>
    </style:style>
    <style:style style:name="P52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3" style:family="paragraph" style:parent-style-name="Heading_20_1">
      <style:text-properties fo:font-size="12pt" style:font-size-asian="12pt" style:font-size-complex="12pt"/>
    </style:style>
    <style:style style:name="P54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pt" fo:country="B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25"><text:span text:style-name="T12">Sistema de Cadastro e Controle para Consultório Odontológico (OpenOdonto)</text:span> <text:s/>Versão 3.0</text:p>
      <text:p text:style-name="P35"/>
      <text:p text:style-name="P35"/>
      <text:p text:style-name="P35"/>
      <text:p text:style-name="P35"/>
      <text:p text:style-name="P36">Manter Pacientes</text:p>
      <text:p text:style-name="P36"/>
      <text:p text:style-name="P34"><text:span text:style-name="T4">Versão do Documento:</text:span><text:span text:style-name="T6"> </text:span><text:span text:style-name="T5">4.0</text:span></text:p>
      <text:p text:style-name="P35"/>
      <text:p text:style-name="P35"/>
      <text:p text:style-name="Standard"/>
      <text:p text:style-name="Standard"/>
      <text:p text:style-name="P52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12">Versão do Document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string">
            <text:p text:style-name="P8">06/05/2010</text:p>
          </table:table-cell>
          <table:table-cell table:style-name="Tabela1.A2" office:value-type="string">
            <text:p text:style-name="P8">1.0</text:p>
          </table:table-cell>
          <table:table-cell table:style-name="Tabela1.A2" office:value-type="string">
            <text:p text:style-name="P9">Especificação do baco de dados</text:p>
          </table:table-cell>
          <table:table-cell table:style-name="Tabela1.D2" office:value-type="string">
            <text:p text:style-name="P8">Rafael Vieira de Almeida</text:p>
          </table:table-cell>
        </table:table-row>
        <table:table-row table:style-name="Tabela1.1">
          <table:table-cell table:style-name="Tabela1.A3" office:value-type="string">
            <text:p text:style-name="P8">08/09/2010</text:p>
          </table:table-cell>
          <table:table-cell table:style-name="Tabela1.A3" office:value-type="string">
            <text:p text:style-name="P8">2.0</text:p>
          </table:table-cell>
          <table:table-cell table:style-name="Tabela1.A3" office:value-type="string">
            <text:p text:style-name="P9">Correções.</text:p>
          </table:table-cell>
          <table:table-cell table:style-name="Tabela1.D3" office:value-type="string">
            <text:p text:style-name="P8">Amanda Barbosa Silva</text:p>
          </table:table-cell>
        </table:table-row>
        <table:table-row table:style-name="Tabela1.1">
          <table:table-cell table:style-name="Tabela1.A3" office:value-type="string">
            <text:p text:style-name="P8">26/09/2010</text:p>
          </table:table-cell>
          <table:table-cell table:style-name="Tabela1.A3" office:value-type="string">
            <text:p text:style-name="P8">3.0</text:p>
          </table:table-cell>
          <table:table-cell table:style-name="Tabela1.A3" office:value-type="string">
            <text:p text:style-name="P9">Correções</text:p>
          </table:table-cell>
          <table:table-cell table:style-name="Tabela1.D3" office:value-type="string">
            <text:p text:style-name="P8">Vinicius GG Rodrigues</text:p>
          </table:table-cell>
        </table:table-row>
        <table:table-row table:style-name="Tabela1.1">
          <table:table-cell table:style-name="Tabela1.A3" office:value-type="string">
            <text:p text:style-name="P8">06/12/2010</text:p>
          </table:table-cell>
          <table:table-cell table:style-name="Tabela1.A3" office:value-type="string">
            <text:p text:style-name="P8">4.0</text:p>
          </table:table-cell>
          <table:table-cell table:style-name="Tabela1.A3" office:value-type="string">
            <text:p text:style-name="P9">Correções</text:p>
          </table:table-cell>
          <table:table-cell table:style-name="Tabela1.D3" office:value-type="string">
            <text:p text:style-name="P8">Amanda Barbosa Silva</text:p>
          </table:table-cell>
        </table:table-row>
      </table:table>
      <text:p text:style-name="P17"/>
      <text:p text:style-name="P20"/>
      <text:p text:style-name="Standard"/>
      <text:p text:style-name="P22"/>
      <text:p text:style-name="P18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"><text:a xlink:type="simple" xlink:href="#1.Introdução|outline">1.Introdução<text:tab/>4</text:a></text:p>
          <text:p text:style-name="P6"><text:a xlink:type="simple" xlink:href="#2.Requisitos de Banco de Dados|outline">2.Requisitos de Banco de Dados<text:tab/>5</text:a></text:p>
          <text:p text:style-name="P6"><text:a xlink:type="simple" xlink:href="#3.Detalhamento dos Atributos da Tela|outline">3.Detalhamento dos Atributos da Tela<text:tab/>6</text:a></text:p>
          <text:p text:style-name="P6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1"><text:title>Especificação de Banco de Dados</text:title></text:p>
      <text:p text:style-name="P19">Manter Paciente</text:p>
      <text:p text:style-name="P32"/>
      <text:list xml:id="list33391846" text:style-name="WW8Num1">
        <text:list-item>
          <text:h text:style-name="P54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7">Manter paciente</text:span><text:span text:style-name="T11">.</text:span></text:p>
      <text:p text:style-name="RUP_20_Corpo_20_1"/>
      <text:list xml:id="list33390957" text:continue-numbering="true" text:style-name="WW8Num1">
        <text:list-item>
          <text:h text:style-name="P55" text:outline-level="1">Requisitos de Banco de Dados</text:h>
        </text:list-item>
      </text:list>
      <text:p text:style-name="P47"/>
      <text:p text:style-name="P37"/>
      <text:p text:style-name="P37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8">Nº.</text:p>
          </table:table-cell>
          <table:table-cell table:style-name="Tabela2.B2" office:value-type="string">
            <text:p text:style-name="P39">Ação</text:p>
          </table:table-cell>
        </table:table-row>
        <table:table-row table:style-name="Tabela2.2">
          <table:table-cell table:style-name="Tabela2.A3" office:value-type="string">
            <text:p text:style-name="P41">1</text:p>
          </table:table-cell>
          <table:table-cell table:style-name="Tabela2.B3" office:value-type="string">
            <text:p text:style-name="P42">A coluna tipo da tabela telefones ( relacionada com pessoa ) pode assumir 3 valores numéricos, dos quais cada um representa um tipo de telefone, que são:</text:p>
            <text:p text:style-name="P42">0 - Celular</text:p>
            <text:p text:style-name="P42">1- Residencial</text:p>
            <text:p text:style-name="P42">3- Comercial</text:p>
            <text:p text:style-name="P26"/>
            <text:p text:style-name="P40"/>
          </table:table-cell>
        </table:table-row>
        <table:table-row table:style-name="Tabela2.2">
          <table:table-cell table:style-name="Tabela2.A3" office:value-type="string">
            <text:p text:style-name="P41">2</text:p>
          </table:table-cell>
          <table:table-cell table:style-name="Tabela2.B3" office:value-type="string">
            <text:p text:style-name="P42">A coluna estado da tabela de pessoas pode assumir 27 valores numéricos dos quais cada um representa um estado brasileiro, que são:</text:p>
            <text:p text:style-name="P44">0 - Acre</text:p>
            <text:p text:style-name="P49">1 - Alagoas</text:p>
            <text:p text:style-name="P49">2 - Amazonas</text:p>
            <text:p text:style-name="P49">3 - Amapá</text:p>
            <text:p text:style-name="P49">4 - Bahia</text:p>
            <text:p text:style-name="P49">5 - Ceara</text:p>
            <text:p text:style-name="P49">6 - Distrito Federal</text:p>
            <text:p text:style-name="P49">7 - Espírito Santo</text:p>
            <text:p text:style-name="P49">8 - Goiás</text:p>
            <text:p text:style-name="P49">9 - Maranhao</text:p>
            <text:p text:style-name="P49">10 - Minas Gerais</text:p>
            <text:p text:style-name="P49">11 - Mato Grosso do Sul</text:p>
            <text:p text:style-name="P49">12 - Mato Grosso</text:p>
            <text:p text:style-name="P49">13 - Pará</text:p>
            <text:p text:style-name="P49">14 - Paraiba</text:p>
            <text:p text:style-name="P49">15 - Pernambuco</text:p>
            <text:p text:style-name="P49">16 - Piauí</text:p>
            <text:p text:style-name="P49">17 - Parana</text:p>
            <text:p text:style-name="P49">18 - Rio de Janeiro</text:p>
            <text:p text:style-name="P49">19 - Rio Grande do Norte</text:p>
            <text:p text:style-name="P49">20 - Rondonia</text:p>
            <text:p text:style-name="P49">21 - Roraima</text:p>
            <text:p text:style-name="P49">22 - Rio Grande do Sul</text:p>
            <text:p text:style-name="P49">23 - Santa Catarina</text:p>
            <text:p text:style-name="P49">24 - Sergipe</text:p>
            <text:p text:style-name="P49">25 - São Paulo</text:p>
            <text:p text:style-name="P49">26 – Tocantins</text:p>
            <text:p text:style-name="P50"/>
          </table:table-cell>
        </table:table-row>
        <table:table-row table:style-name="Tabela2.2">
          <table:table-cell table:style-name="Tabela2.A3" office:value-type="string">
            <text:p text:style-name="P41">3</text:p>
          </table:table-cell>
          <table:table-cell table:style-name="Tabela2.B3" office:value-type="string">
            <text:p text:style-name="P43">A associação de Pacientes com Pessoas é uma herança. Para que seja representada no banco de dados as informações serão armazenadas em tabelas diferentes . Na tabela 'pessoas' serão armazenados somente os dados relacionados a Pessoa.Ta tabela 'pacientes' serão armazenados somente os dados relacionados a Paciente. Para vincular um paciente a uma pessoa ,a tabela de pacientes importará a chave primária da tabela de pessoas 'id' transformando-a na tabela de pacientes em uma chave estrangeira 'id_pessoa' por sua vez a chave estrangeira também será chave primária da tabela de pacientes.</text:p>
          </table:table-cell>
        </table:table-row>
        <table:table-row table:style-name="Tabela2.2">
          <table:table-cell table:style-name="Tabela2.A6" office:value-type="string">
            <text:p text:style-name="P41">4</text:p>
          </table:table-cell>
          <table:table-cell table:style-name="Tabela2.B6" office:value-type="string">
            <text:p text:style-name="P42">O campo id da tabela de pessoas deverá ser de auto-incremento.</text:p>
          </table:table-cell>
        </table:table-row>
        <table:table-row table:style-name="Tabela2.2">
          <table:table-cell table:style-name="Tabela2.A6" office:value-type="string">
            <text:p text:style-name="P41">5</text:p>
          </table:table-cell>
          <table:table-cell table:style-name="Tabela2.B6" office:value-type="string">
            <text:p text:style-name="P42">Para relacionar os telefones de uma pessoa , na tabela de telefones deverá haver uma coluna que contém o id da pessoa ,ao qual o telefone está associado.</text:p>
          </table:table-cell>
        </table:table-row>
      </table:table>
      <text:p text:style-name="P37"/>
      <text:h text:style-name="P53" text:outline-level="1"><draw:frame draw:style-name="fr1" draw:name="graphics1" text:anchor-type="paragraph" svg:x="4.265cm" svg:y="0.688cm" svg:width="8.945cm" svg:height="23.656cm" draw:z-index="0"><draw:image xlink:href="Pictures/20000007000022F000005C6729F44FDD.svm" xlink:type="simple" xlink:show="embed" xlink:actuate="onLoad"/></draw:frame><text:soft-page-break/></text:h>
      <text:list xml:id="list33413188" text:continue-numbering="true" text:style-name="WW8Num1">
        <text:list-item>
          <text:h text:style-name="P55" text:outline-level="1">Detalhamento dos Atributos da Tela</text:h>
        </text:list-item>
      </text:list>
      <text:p text:style-name="Standard"/>
      <text:p text:style-name="P2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pessoas</text:p>
          </table:table-cell>
          <table:table-cell table:style-name="Tabela3.A2" office:value-type="string">
            <text:p text:style-name="P29">id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primária</text:p>
          </table:table-cell>
        </table:table-row>
        <table:table-row table:style-name="Tabela3.2">
          <table:table-cell table:style-name="Tabela3.A3" office:value-type="string">
            <text:p text:style-name="P29">Nome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nome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00</text:p>
          </table:table-cell>
          <table:table-cell table:style-name="Tabela3.A3" office:value-type="string">
            <text:p text:style-name="P29">Não </text:p>
          </table:table-cell>
          <table:table-cell table:style-name="Tabela3.G3" office:value-type="string">
            <text:p text:style-name="P29">Nome da pessoa</text:p>
          </table:table-cell>
        </table:table-row>
        <table:table-row table:style-name="Tabela3.2">
          <table:table-cell table:style-name="Tabela3.A2" office:value-type="string">
            <text:p text:style-name="P29">Email</text:p>
          </table:table-cell>
          <table:table-cell table:style-name="Tabela3.A2" office:value-type="string">
            <text:p text:style-name="P29">pessoas</text:p>
          </table:table-cell>
          <table:table-cell table:style-name="Tabela3.A2" office:value-type="string">
            <text:p text:style-name="P29">email</text:p>
          </table:table-cell>
          <table:table-cell table:style-name="Tabela3.A2" office:value-type="string">
            <text:p text:style-name="P30">VARCHAR</text:p>
          </table:table-cell>
          <table:table-cell table:style-name="Tabela3.A2" office:value-type="string">
            <text:p text:style-name="P30">45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Email da pessoa</text:p>
          </table:table-cell>
        </table:table-row>
        <table:table-row table:style-name="Tabela3.2">
          <table:table-cell table:style-name="Tabela3.A3" office:value-type="string">
            <text:p text:style-name="P29">Endereço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enderec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5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Endereço do pessoa</text:p>
          </table:table-cell>
        </table:table-row>
        <table:table-row table:style-name="Tabela3.2">
          <table:table-cell table:style-name="Tabela3.A3" office:value-type="string">
            <text:p text:style-name="P29">Cidade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cidade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45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Cidade da pessoa</text:p>
          </table:table-cell>
        </table:table-row>
        <table:table-row table:style-name="Tabela3.2">
          <table:table-cell table:style-name="Tabela3.A3" office:value-type="string">
            <text:p text:style-name="P29">Estado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estado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2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Estado da pessoa</text:p>
          </table:table-cell>
        </table:table-row>
        <table:table-row table:style-name="Tabela3.2">
          <table:table-cell table:style-name="Tabela3.A3" office:value-type="string">
            <text:p text:style-name="P29">Código</text:p>
          </table:table-cell>
          <table:table-cell table:style-name="Tabela3.A3" office:value-type="string">
            <text:p text:style-name="P29">pacientes</text:p>
          </table:table-cell>
          <table:table-cell table:style-name="Tabela3.A3" office:value-type="string">
            <text:p text:style-name="P29">id_pessoa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PK do paciente que é uma FK da pessoa.</text:p>
          </table:table-cell>
        </table:table-row>
        <table:table-row table:style-name="Tabela3.2">
          <table:table-cell table:style-name="Tabela3.A3" office:value-type="string">
            <text:p text:style-name="P29">CPF</text:p>
          </table:table-cell>
          <table:table-cell table:style-name="Tabela3.A3" office:value-type="string">
            <text:p text:style-name="P29">pacientes</text:p>
          </table:table-cell>
          <table:table-cell table:style-name="Tabela3.A3" office:value-type="string">
            <text:p text:style-name="P29">cpf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1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CPF do paciente</text:p>
          </table:table-cell>
        </table:table-row>
        <table:table-row table:style-name="Tabela3.2">
          <table:table-cell table:style-name="Tabela3.A3" office:value-type="string">
            <text:p text:style-name="P29">Data início <text:s/>tratamento</text:p>
          </table:table-cell>
          <table:table-cell table:style-name="Tabela3.A3" office:value-type="string">
            <text:p text:style-name="P29">pacientes</text:p>
          </table:table-cell>
          <table:table-cell table:style-name="Tabela3.A3" office:value-type="string">
            <text:p text:style-name="P29">data_inicio_tratamento</text:p>
          </table:table-cell>
          <table:table-cell table:style-name="Tabela3.A3" office:value-type="string">
            <text:p text:style-name="P30">DATETIME</text:p>
          </table:table-cell>
          <table:table-cell table:style-name="Tabela3.A3" office:value-type="string">
            <text:p text:style-name="P30">_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Data do início do tratamento do paciente</text:p>
          </table:table-cell>
        </table:table-row>
        <table:table-row table:style-name="Tabela3.11">
          <table:table-cell table:style-name="Tabela3.A3" office:value-type="string">
            <text:p text:style-name="P29">Data termino tratamento</text:p>
          </table:table-cell>
          <table:table-cell table:style-name="Tabela3.A3" office:value-type="string">
            <text:p text:style-name="P29">pacientes</text:p>
          </table:table-cell>
          <table:table-cell table:style-name="Tabela3.A3" office:value-type="string">
            <text:p text:style-name="P29">data_termino_tratamento</text:p>
          </table:table-cell>
          <table:table-cell table:style-name="Tabela3.A3" office:value-type="string">
            <text:p text:style-name="P30">DATETIME</text:p>
          </table:table-cell>
          <table:table-cell table:style-name="Tabela3.A3" office:value-type="string">
            <text:p text:style-name="P30">_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Data de termino do tratamento do paciente</text:p>
          </table:table-cell>
        </table:table-row>
        <table:table-row table:style-name="Tabela3.2">
          <table:table-cell table:style-name="Tabela3.A3" office:value-type="string">
            <text:p text:style-name="P29">Data de retorno</text:p>
          </table:table-cell>
          <table:table-cell table:style-name="Tabela3.A3" office:value-type="string">
            <text:p text:style-name="P29">pacientes</text:p>
          </table:table-cell>
          <table:table-cell table:style-name="Tabela3.A3" office:value-type="string">
            <text:p text:style-name="P29">dara_retorno</text:p>
          </table:table-cell>
          <table:table-cell table:style-name="Tabela3.A3" office:value-type="string">
            <text:p text:style-name="P30">DATETIME</text:p>
          </table:table-cell>
          <table:table-cell table:style-name="Tabela3.A3" office:value-type="string">
            <text:p text:style-name="P30">_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Data de retorno do paciente</text:p>
          </table:table-cell>
        </table:table-row>
        <table:table-row table:style-name="Tabela3.2">
          <table:table-cell table:style-name="Tabela3.A3" office:value-type="string">
            <text:p text:style-name="P29">Data de nascimento</text:p>
          </table:table-cell>
          <table:table-cell table:style-name="Tabela3.A3" office:value-type="string">
            <text:p text:style-name="P29">pacientes</text:p>
          </table:table-cell>
          <table:table-cell table:style-name="Tabela3.A3" office:value-type="string">
            <text:p text:style-name="P29">data_nascimento</text:p>
          </table:table-cell>
          <table:table-cell table:style-name="Tabela3.A3" office:value-type="string">
            <text:p text:style-name="P30">DATETIME</text:p>
          </table:table-cell>
          <table:table-cell table:style-name="Tabela3.A3" office:value-type="string">
            <text:p text:style-name="P30">_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Data de nascimento do paciente</text:p>
          </table:table-cell>
        </table:table-row>
        <table:table-row table:style-name="Tabela3.2">
          <table:table-cell table:style-name="Tabela3.A3" office:value-type="string">
            <text:p text:style-name="P29">Responsável</text:p>
          </table:table-cell>
          <table:table-cell table:style-name="Tabela3.A3" office:value-type="string">
            <text:p text:style-name="P29">pacientes</text:p>
          </table:table-cell>
          <table:table-cell table:style-name="Tabela3.A3" office:value-type="string">
            <text:p text:style-name="P29">responsavel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5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Responsável pelo paciente</text:p>
          </table:table-cell>
        </table:table-row>
        <table:table-row table:style-name="Tabela3.2">
          <table:table-cell table:style-name="Tabela3.A3" office:value-type="string">
            <text:p text:style-name="P29">Referência</text:p>
          </table:table-cell>
          <table:table-cell table:style-name="Tabela3.A3" office:value-type="string">
            <text:p text:style-name="P29">pacientes</text:p>
          </table:table-cell>
          <table:table-cell table:style-name="Tabela3.A3" office:value-type="string">
            <text:p text:style-name="P29">referencia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5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Quem indicou o paciente</text:p>
          </table:table-cell>
        </table:table-row>
        <table:table-row table:style-name="Tabela3.2">
          <table:table-cell table:style-name="Tabela3.A3" office:value-type="string">
            <text:p text:style-name="P29">Observação</text:p>
          </table:table-cell>
          <table:table-cell table:style-name="Tabela3.A3" office:value-type="string">
            <text:p text:style-name="P29">pacientes</text:p>
          </table:table-cell>
          <table:table-cell table:style-name="Tabela3.A3" office:value-type="string">
            <text:p text:style-name="P29">observaca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50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Observação do tratamento</text:p>
          </table:table-cell>
        </table:table-row>
        <table:table-row table:style-name="Tabela3.2">
          <table:table-cell table:style-name="Tabela3.A3" office:value-type="string">
            <text:p text:style-name="P29">-</text:p>
          </table:table-cell>
          <table:table-cell table:style-name="Tabela3.A3" office:value-type="string">
            <text:p text:style-name="P29">telefones</text:p>
          </table:table-cell>
          <table:table-cell table:style-name="Tabela3.A3" office:value-type="string">
            <text:p text:style-name="P29">id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Chave primária</text:p>
          </table:table-cell>
        </table:table-row>
        <table:table-row table:style-name="Tabela3.2">
          <table:table-cell table:style-name="Tabela3.A3" office:value-type="string">
            <text:p text:style-name="P29">-</text:p>
          </table:table-cell>
          <table:table-cell table:style-name="Tabela3.A3" office:value-type="string">
            <text:p text:style-name="P29">telefones</text:p>
          </table:table-cell>
          <table:table-cell table:style-name="Tabela3.A3" office:value-type="string">
            <text:p text:style-name="P29">ddd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3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DDD do telefone</text:p>
          </table:table-cell>
        </table:table-row>
        <table:table-row table:style-name="Tabela3.2">
          <table:table-cell table:style-name="Tabela3.A3" office:value-type="string">
            <text:p text:style-name="P29">Tipo Telefone</text:p>
          </table:table-cell>
          <table:table-cell table:style-name="Tabela3.A3" office:value-type="string">
            <text:p text:style-name="P29">telefones</text:p>
          </table:table-cell>
          <table:table-cell table:style-name="Tabela3.A3" office:value-type="string">
            <text:p text:style-name="P29">tipo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Tipo do Telefone</text:p>
          </table:table-cell>
        </table:table-row>
        <table:table-row table:style-name="Tabela3.2">
          <table:table-cell table:style-name="Tabela3.A3" office:value-type="string">
            <text:p text:style-name="P29">Número</text:p>
          </table:table-cell>
          <table:table-cell table:style-name="Tabela3.A3" office:value-type="string">
            <text:p text:style-name="P29">telefones</text:p>
          </table:table-cell>
          <table:table-cell table:style-name="Tabela3.A3" office:value-type="string">
            <text:p text:style-name="P29">numer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5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Número do telefone</text:p>
          </table:table-cell>
        </table:table-row>
        <table:table-row table:style-name="Tabela3.2">
          <table:table-cell table:style-name="Tabela3.A3" office:value-type="string">
            <text:p text:style-name="P29">-</text:p>
          </table:table-cell>
          <table:table-cell table:style-name="Tabela3.A3" office:value-type="string">
            <text:p text:style-name="P29">telefones</text:p>
          </table:table-cell>
          <table:table-cell table:style-name="Tabela3.A3" office:value-type="string">
            <text:p text:style-name="P29">id_pessoa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FK da pessoa associada</text:p>
          </table:table-cell>
        </table:table-row>
      </table:table>
      <text:list xml:id="list33397326" text:continue-numbering="true" text:style-name="WW8Num1">
        <text:list-header>
          <text:h text:style-name="P55" text:outline-level="1"/>
        </text:list-header>
        <text:list-item>
          <text:h text:style-name="P54" text:outline-level="1">Assinaturas</text:h>
        </text:list-item>
      </text:list>
      <text:p text:style-name="Standard"/>
      <text:p text:style-name="P48"><text:span text:style-name="T8">Os abaixo assinados estão de acordo com o conteúdo do documento “</text:span><text:span text:style-name="T9">Especificação de Banco de Dados</text:span><text:span text:style-name="T8">”, do Sistema OpenOdonto, versão</text:span><text:span text:style-name="T10"> 1.0, release 1.0 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</table:table-cell>
        </table:table-row>
        <table:table-row table:style-name="Tabela4.2">
          <table:table-cell table:style-name="Tabela4.A1" office:value-type="string">
            <text:p text:style-name="P16">Amanda Barbosa Silva</text:p>
            <text:p text:style-name="P11">Analista Líder e Desenvolvedor</text:p>
            <text:p text:style-name="P10"/>
          </table:table-cell>
          <table:table-cell table:style-name="Tabela4.A1" office:value-type="string">
            <text:p text:style-name="P16">Fábio José de Souza</text:p>
            <text:p text:style-name="P11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ela5.2">
          <table:table-cell table:style-name="Tabela5.A1" office:value-type="string">
            <text:p text:style-name="P16">Rafael Vieira de Almeida</text:p>
            <text:p text:style-name="P11">Analista Líder e Desenvolvedor / DBA</text:p>
          </table:table-cell>
          <table:table-cell table:style-name="Tabela5.A1" office:value-type="string">
            <text:p text:style-name="P16">Vinicius Gardênio Guimarães Rodrigues</text:p>
            <text:p text:style-name="P45">Gerente de Projeto e Desenvolvedor</text:p>
          </table:table-cell>
        </table:table-row>
      </table:table>
      <text:p text:style-name="Standard"/>
      <text:p text:style-name="Standard"/>
      <text:p text:style-name="P4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le1.2">
          <table:table-cell table:style-name="Table1.A1" office:value-type="string">
            <text:p text:style-name="P16">Lidia Pires Barbosa</text:p>
            <text:p text:style-name="P45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Pacient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8</text:page-number></text:span></text:span><text:span text:style-name="Page_20_Number"><text:span text:style-name="MT2"> de </text:span></text:span><text:span text:style-name="Page_20_Number"><text:span text:style-name="MT2"><text:page-count style:num-format="1"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17$Build-9551</meta:generator>
    <dc:title>Especificação de Banco de Dados</dc:title>
    <meta:initial-creator>Lena Lúcia de Moraes</meta:initial-creator>
    <meta:creation-date>2010-02-26T09:32:06</meta:creation-date>
    <dc:date>2010-12-06T13:28:09.48</dc:date>
    <meta:editing-cycles>43</meta:editing-cycles>
    <meta:editing-duration>PT3H52M41S</meta:editing-duration>
    <dc:creator>Amanda Barbosa</dc:creator>
    <meta:document-statistic meta:table-count="7" meta:image-count="1" meta:object-count="0" meta:page-count="8" meta:paragraph-count="245" meta:word-count="713" meta:character-count="4072"/>
    <meta:user-defined meta:name="Info 1"/>
    <meta:user-defined meta:name="Info 2"/>
    <meta:user-defined meta:name="Info 3"/>
    <meta:user-defined meta:name="Info 4"/>
  </office:meta>
</office:document-meta>
</file>